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libri1" fo:font-size="20.1000003814697pt" style:font-size-asian="20.1000003814697pt" style:font-name-complex="Calibri1" style:font-size-complex="2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667cm" svg:height="0.454cm" svg:x="2.541cm" svg:y="2.848cm">
          <draw:text-box>
            <text:p text:style-name="P1"><text:span text:style-name="T1"><text:s text:c="38"/></text:span></text:p>
          </draw:text-box>
        </draw:frame>
        <draw:frame draw:style-name="gr2" draw:text-style-name="P3" draw:layer="layout" svg:width="13.07cm" svg:height="0.822cm" svg:x="5.877cm" svg:y="2.554cm">
          <draw:text-box>
            <text:p text:style-name="P1"><text:span text:style-name="T2">ASSIGNMENT ON LINUX COMMANDS </text:span></text:p>
          </draw:text-box>
        </draw:frame>
        <draw:frame draw:style-name="gr1" draw:text-style-name="P2" draw:layer="layout" svg:width="0.388cm" svg:height="0.454cm" svg:x="2.541cm" svg:y="3.96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418cm" svg:height="0.454cm" svg:x="2.541cm" svg:y="4.762cm">
          <draw:text-box>
            <text:p text:style-name="P1"><text:span text:style-name="T1">NAME: D.KAMAL- </text:span></text:p>
          </draw:text-box>
        </draw:frame>
        <draw:frame draw:style-name="gr1" draw:text-style-name="P2" draw:layer="layout" svg:width="2.699cm" svg:height="0.454cm" svg:x="2.541cm" svg:y="5.553cm">
          <draw:text-box>
            <text:p text:style-name="P1"><text:span text:style-name="T1">ID:- <text:s/>B191900</text:span></text:p>
          </draw:text-box>
        </draw:frame>
        <draw:frame draw:style-name="gr1" draw:text-style-name="P2" draw:layer="layout" svg:width="3.169cm" svg:height="0.454cm" svg:x="2.541cm" svg:y="6.345cm">
          <draw:text-box>
            <text:p text:style-name="P1"><text:span text:style-name="T1">CLASS:- <text:s/>CSE C1</text:span></text:p>
          </draw:text-box>
        </draw:frame>
        <draw:frame draw:style-name="gr1" draw:text-style-name="P2" draw:layer="layout" svg:width="0.388cm" svg:height="0.454cm" svg:x="2.541cm" svg:y="7.1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668cm" svg:height="0.454cm" svg:x="2.541cm" svg:y="7.932cm">
          <draw:text-box>
            <text:p text:style-name="P1"><text:span text:style-name="T1">1)What is the command used to sort a file ? </text:span></text:p>
          </draw:text-box>
        </draw:frame>
        <draw:frame draw:style-name="gr1" draw:text-style-name="P2" draw:layer="layout" svg:width="16.779cm" svg:height="0.454cm" svg:x="2.541cm" svg:y="8.728cm">
          <draw:text-box>
            <text:p text:style-name="P1"><text:span text:style-name="T1">ans:-SORT command is used to sort a file, arranging the records in a particular order. </text:span></text:p>
          </draw:text-box>
        </draw:frame>
        <draw:frame draw:style-name="gr1" draw:text-style-name="P2" draw:layer="layout" svg:width="0.388cm" svg:height="0.454cm" svg:x="2.541cm" svg:y="9.5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098cm" svg:height="0.454cm" svg:x="2.541cm" svg:y="10.317cm">
          <draw:text-box>
            <text:p text:style-name="P1"><text:span text:style-name="T1">2)How will you find which operating system your system is running on <text:s/>unix? </text:span></text:p>
          </draw:text-box>
        </draw:frame>
        <draw:frame draw:style-name="gr1" draw:text-style-name="P2" draw:layer="layout" svg:width="19.412cm" svg:height="0.454cm" svg:x="2.541cm" svg:y="11.108cm">
          <draw:text-box>
            <text:p text:style-name="P1"><text:span text:style-name="T1">ans:-Opening terminal and then typing the command "uname -a" will display the operating system </text:span></text:p>
          </draw:text-box>
        </draw:frame>
        <draw:frame draw:style-name="gr1" draw:text-style-name="P2" draw:layer="layout" svg:width="6.022cm" svg:height="0.454cm" svg:x="2.541cm" svg:y="11.621cm">
          <draw:text-box>
            <text:p text:style-name="P1"><text:span text:style-name="T1">our system is running in linux. </text:span></text:p>
          </draw:text-box>
        </draw:frame>
        <draw:frame draw:style-name="gr1" draw:text-style-name="P2" draw:layer="layout" svg:width="0.388cm" svg:height="0.454cm" svg:x="2.541cm" svg:y="12.4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6.567cm" svg:height="0.454cm" svg:x="2.541cm" svg:y="13.208cm">
          <draw:text-box>
            <text:p text:style-name="P1"><text:span text:style-name="T1">3)which character you will append to a command to run the process in background? </text:span></text:p>
          </draw:text-box>
        </draw:frame>
        <draw:frame draw:style-name="gr1" draw:text-style-name="P2" draw:layer="layout" svg:width="15.433cm" svg:height="0.454cm" svg:x="2.541cm" svg:y="14cm">
          <draw:text-box>
            <text:p text:style-name="P1"><text:span text:style-name="T1">ans:-By appending an ampersand character ( &amp; ) to the end of the commands. </text:span></text:p>
          </draw:text-box>
        </draw:frame>
        <draw:frame draw:style-name="gr1" draw:text-style-name="P2" draw:layer="layout" svg:width="0.388cm" svg:height="0.454cm" svg:x="2.541cm" svg:y="14.7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616cm" svg:height="0.454cm" svg:x="2.541cm" svg:y="15.588cm">
          <draw:text-box>
            <text:p text:style-name="P1"><text:span text:style-name="T1">4)How do you see command line history in unix? </text:span></text:p>
          </draw:text-box>
        </draw:frame>
        <draw:frame draw:style-name="gr1" draw:text-style-name="P2" draw:layer="layout" svg:width="6.5cm" svg:height="0.454cm" svg:x="2.541cm" svg:y="16.38cm">
          <draw:text-box>
            <text:p text:style-name="P1"><text:span text:style-name="T1">ans:-By typing History command </text:span></text:p>
          </draw:text-box>
        </draw:frame>
        <draw:frame draw:style-name="gr1" draw:text-style-name="P2" draw:layer="layout" svg:width="0.388cm" svg:height="0.454cm" svg:x="2.541cm" svg:y="17.1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504cm" svg:height="0.454cm" svg:x="2.541cm" svg:y="17.967cm">
          <draw:text-box>
            <text:p text:style-name="P1"><text:span text:style-name="T1">5)How do you find which process is taking how much cpu? </text:span></text:p>
          </draw:text-box>
        </draw:frame>
        <draw:frame draw:style-name="gr1" draw:text-style-name="P2" draw:layer="layout" svg:width="19.649cm" svg:height="0.454cm" svg:x="2.541cm" svg:y="18.763cm">
          <draw:text-box>
            <text:p text:style-name="P1"><text:span text:style-name="T1">ans:-The vmstat command will display the information about system processes, memory, swap, I/O, </text:span></text:p>
          </draw:text-box>
        </draw:frame>
        <draw:frame draw:style-name="gr1" draw:text-style-name="P2" draw:layer="layout" svg:width="15.318cm" svg:height="0.454cm" svg:x="2.541cm" svg:y="19.271cm">
          <draw:text-box>
            <text:p text:style-name="P1"><text:span text:style-name="T1">and CPU performance. It will display the average details since the last reboot. </text:span></text:p>
          </draw:text-box>
        </draw:frame>
        <draw:frame draw:style-name="gr1" draw:text-style-name="P2" draw:layer="layout" svg:width="0.388cm" svg:height="0.454cm" svg:x="2.541cm" svg:y="20.0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016cm" svg:height="0.454cm" svg:x="2.541cm" svg:y="20.859cm">
          <draw:text-box>
            <text:p text:style-name="P1"><text:span text:style-name="T1">6)How do you check how much space is left in current drive? </text:span></text:p>
          </draw:text-box>
        </draw:frame>
        <draw:frame draw:style-name="gr1" draw:text-style-name="P2" draw:layer="layout" svg:width="1.463cm" svg:height="0.454cm" svg:x="2.541cm" svg:y="21.655cm">
          <draw:text-box>
            <text:p text:style-name="P1"><text:span text:style-name="T1">ans:-df </text:span></text:p>
          </draw:text-box>
        </draw:frame>
        <draw:frame draw:style-name="gr1" draw:text-style-name="P2" draw:layer="layout" svg:width="0.388cm" svg:height="0.454cm" svg:x="2.541cm" svg:y="22.44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3.879cm" svg:height="0.454cm" svg:x="2.541cm" svg:y="23.239cm">
          <draw:text-box>
            <text:p text:style-name="P1"><text:span text:style-name="T1">7)Which command is used to count the number of characters in a file? </text:span></text:p>
          </draw:text-box>
        </draw:frame>
        <draw:frame draw:style-name="gr1" draw:text-style-name="P2" draw:layer="layout" svg:width="4.447cm" svg:height="0.454cm" svg:x="2.541cm" svg:y="24.035cm">
          <draw:text-box>
            <text:p text:style-name="P1"><text:span text:style-name="T1">ans:-wc -m command <text:s/></text:span></text:p>
          </draw:text-box>
        </draw:frame>
        <draw:frame draw:style-name="gr1" draw:text-style-name="P2" draw:layer="layout" svg:width="0.388cm" svg:height="0.454cm" svg:x="2.541cm" svg:y="24.8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955cm" svg:height="0.454cm" svg:x="2.541cm" svg:y="25.622cm">
          <draw:text-box>
            <text:p text:style-name="P1"><text:span text:style-name="T1">8)Which command is used to determine the size of a directory in unix? </text:span></text:p>
          </draw:text-box>
        </draw:frame>
        <draw:frame draw:style-name="gr1" draw:text-style-name="P2" draw:layer="layout" svg:width="3.638cm" svg:height="0.454cm" svg:x="2.541cm" svg:y="26.414cm">
          <draw:text-box>
            <text:p text:style-name="P1"><text:span text:style-name="T1">ans:-du command </text:span></text:p>
          </draw:text-box>
        </draw:frame>
      </draw:page>
      <draw:page draw:name="page2" draw:style-name="dp1" draw:master-page-name="master-page20">
        <draw:frame draw:style-name="gr1" draw:text-style-name="P2" draw:layer="layout" svg:width="0.388cm" svg:height="0.454cm" svg:x="2.541cm" svg:y="2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7.702cm" svg:height="0.454cm" svg:x="2.541cm" svg:y="3.335cm">
          <draw:text-box>
            <text:p text:style-name="P1"><text:span text:style-name="T1">9)Which switch is used for displaying the result of a command in human readable format? </text:span></text:p>
          </draw:text-box>
        </draw:frame>
        <draw:frame draw:style-name="gr1" draw:text-style-name="P2" draw:layer="layout" svg:width="4.036cm" svg:height="0.454cm" svg:x="2.541cm" svg:y="4.131cm">
          <draw:text-box>
            <text:p text:style-name="P1"><text:span text:style-name="T1">ans:-df -h command </text:span></text:p>
          </draw:text-box>
        </draw:frame>
        <draw:frame draw:style-name="gr1" draw:text-style-name="P2" draw:layer="layout" svg:width="0.388cm" svg:height="0.454cm" svg:x="2.541cm" svg:y="4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995cm" svg:height="0.454cm" svg:x="2.541cm" svg:y="5.718cm">
          <draw:text-box>
            <text:p text:style-name="P1"><text:span text:style-name="T1">10)Which command is used to list all the running processes? </text:span></text:p>
          </draw:text-box>
        </draw:frame>
        <draw:frame draw:style-name="gr1" draw:text-style-name="P2" draw:layer="layout" svg:width="3.638cm" svg:height="0.454cm" svg:x="2.541cm" svg:y="6.51cm">
          <draw:text-box>
            <text:p text:style-name="P1"><text:span text:style-name="T1">ans:-top coomand </text:span></text:p>
          </draw:text-box>
        </draw:frame>
        <draw:frame draw:style-name="gr1" draw:text-style-name="P2" draw:layer="layout" svg:width="0.388cm" svg:height="0.454cm" svg:x="2.541cm" svg:y="7.3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238cm" svg:height="0.454cm" svg:x="2.541cm" svg:y="8.097cm">
          <draw:text-box>
            <text:p text:style-name="P1"><text:span text:style-name="T1">11)Which command is used to show real time view of the running processes? </text:span></text:p>
          </draw:text-box>
        </draw:frame>
        <draw:frame draw:style-name="gr1" draw:text-style-name="P2" draw:layer="layout" svg:width="3.596cm" svg:height="0.454cm" svg:x="2.541cm" svg:y="8.889cm">
          <draw:text-box>
            <text:p text:style-name="P1"><text:span text:style-name="T1">ans:-ps command </text:span></text:p>
          </draw:text-box>
        </draw:frame>
        <draw:frame draw:style-name="gr1" draw:text-style-name="P2" draw:layer="layout" svg:width="0.388cm" svg:height="0.454cm" svg:x="2.541cm" svg:y="9.6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81cm" svg:height="0.454cm" svg:x="2.541cm" svg:y="10.478cm">
          <draw:text-box>
            <text:p text:style-name="P1"><text:span text:style-name="T1">12)Which of the commands is used to compress a file? </text:span></text:p>
          </draw:text-box>
        </draw:frame>
        <draw:frame draw:style-name="gr1" draw:text-style-name="P2" draw:layer="layout" svg:width="4.667cm" svg:height="0.454cm" svg:x="2.541cm" svg:y="11.274cm">
          <draw:text-box>
            <text:p text:style-name="P1"><text:span text:style-name="T1">ans:-zip, gzip, bzip2,xz. </text:span></text:p>
          </draw:text-box>
        </draw:frame>
        <draw:frame draw:style-name="gr1" draw:text-style-name="P2" draw:layer="layout" svg:width="0.388cm" svg:height="0.454cm" svg:x="2.541cm" svg:y="12.0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665cm" svg:height="0.454cm" svg:x="2.541cm" svg:y="12.857cm">
          <draw:text-box>
            <text:p text:style-name="P1"><text:span text:style-name="T1">13)Which command is used to delete a empty directory hierarchy of directory'? </text:span></text:p>
          </draw:text-box>
        </draw:frame>
        <draw:frame draw:style-name="gr1" draw:text-style-name="P2" draw:layer="layout" svg:width="5.802cm" svg:height="0.454cm" svg:x="2.541cm" svg:y="13.653cm">
          <draw:text-box>
            <text:p text:style-name="P1"><text:span text:style-name="T1">ans:-rm -r &lt;directory name&gt; </text:span></text:p>
          </draw:text-box>
        </draw:frame>
        <draw:frame draw:style-name="gr1" draw:text-style-name="P2" draw:layer="layout" svg:width="0.388cm" svg:height="0.454cm" svg:x="2.541cm" svg:y="14.4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167cm" svg:height="0.454cm" svg:x="2.541cm" svg:y="15.24cm">
          <draw:text-box>
            <text:p text:style-name="P1"><text:span text:style-name="T1">14)Which command is used to create a directory,hiearchy of directory ? </text:span></text:p>
          </draw:text-box>
        </draw:frame>
        <draw:frame draw:style-name="gr1" draw:text-style-name="P2" draw:layer="layout" svg:width="2.203cm" svg:height="0.454cm" svg:x="2.541cm" svg:y="16.033cm">
          <draw:text-box>
            <text:p text:style-name="P1"><text:span text:style-name="T1">ans:-mkdir </text:span></text:p>
          </draw:text-box>
        </draw:frame>
        <draw:frame draw:style-name="gr1" draw:text-style-name="P2" draw:layer="layout" svg:width="0.388cm" svg:height="0.454cm" svg:x="2.541cm" svg:y="16.8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558cm" svg:height="0.454cm" svg:x="2.541cm" svg:y="17.62cm">
          <draw:text-box>
            <text:p text:style-name="P1"><text:span text:style-name="T1">15)Which command is used to know IP address of your system? </text:span></text:p>
          </draw:text-box>
        </draw:frame>
        <draw:frame draw:style-name="gr1" draw:text-style-name="P2" draw:layer="layout" svg:width="3.338cm" svg:height="0.454cm" svg:x="2.541cm" svg:y="18.412cm">
          <draw:text-box>
            <text:p text:style-name="P1"><text:span text:style-name="T1">ans:-ipconfig /all </text:span></text:p>
          </draw:text-box>
        </draw:frame>
        <draw:frame draw:style-name="gr1" draw:text-style-name="P2" draw:layer="layout" svg:width="0.388cm" svg:height="0.454cm" svg:x="2.541cm" svg:y="19.2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844cm" svg:height="0.454cm" svg:x="2.541cm" svg:y="19.999cm">
          <draw:text-box>
            <text:p text:style-name="P1"><text:span text:style-name="T1">16)Which command will not accept file name as input? </text:span></text:p>
          </draw:text-box>
        </draw:frame>
        <draw:frame draw:style-name="gr1" draw:text-style-name="P2" draw:layer="layout" svg:width="2.148cm" svg:height="0.454cm" svg:x="2.541cm" svg:y="20.795cm">
          <draw:text-box>
            <text:p text:style-name="P1"><text:span text:style-name="T1">ans:-malix </text:span></text:p>
          </draw:text-box>
        </draw:frame>
        <draw:frame draw:style-name="gr1" draw:text-style-name="P2" draw:layer="layout" svg:width="0.388cm" svg:height="0.454cm" svg:x="2.541cm" svg:y="21.5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091cm" svg:height="0.454cm" svg:x="2.541cm" svg:y="22.384cm">
          <draw:text-box>
            <text:p text:style-name="P1"><text:span text:style-name="T1">17)Which command is used to rename a file? <text:s/></text:span></text:p>
          </draw:text-box>
        </draw:frame>
        <draw:frame draw:style-name="gr1" draw:text-style-name="P2" draw:layer="layout" svg:width="5.586cm" svg:height="0.454cm" svg:x="2.541cm" svg:y="23.175cm">
          <draw:text-box>
            <text:p text:style-name="P1"><text:span text:style-name="T1">ans:-mv&lt;oldfile&gt;&lt;newfile&gt; </text:span></text:p>
          </draw:text-box>
        </draw:frame>
        <draw:frame draw:style-name="gr1" draw:text-style-name="P2" draw:layer="layout" svg:width="0.388cm" svg:height="0.454cm" svg:x="2.541cm" svg:y="23.9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079cm" svg:height="0.454cm" svg:x="2.541cm" svg:y="24.763cm">
          <draw:text-box>
            <text:p text:style-name="P1"><text:span text:style-name="T1">18)The purpose of the command "type"? </text:span></text:p>
          </draw:text-box>
        </draw:frame>
        <draw:frame draw:style-name="gr1" draw:text-style-name="P2" draw:layer="layout" svg:width="19.632cm" svg:height="0.454cm" svg:x="2.541cm" svg:y="25.554cm">
          <draw:text-box>
            <text:p text:style-name="P1"><text:span text:style-name="T1">ans:-"The standard output of the type command contains information about the specified command </text:span></text:p>
          </draw:text-box>
        </draw:frame>
        <draw:frame draw:style-name="gr1" draw:text-style-name="P2" draw:layer="layout" svg:width="18.074cm" svg:height="0.454cm" svg:x="2.541cm" svg:y="26.066cm">
          <draw:text-box>
            <text:p text:style-name="P1"><text:span text:style-name="T1">and identifies whether this is a shell built-in command,subroutine,alias,or keyword.The type </text:span></text:p>
          </draw:text-box>
        </draw:frame>
        <draw:frame draw:style-name="gr1" draw:text-style-name="P2" draw:layer="layout" svg:width="15.631cm" svg:height="0.454cm" svg:x="2.541cm" svg:y="26.579cm">
          <draw:text-box>
            <text:p text:style-name="P1"><text:span text:style-name="T1">command indicates how the specified command would be interpreted if used." <text:s/></text:span></text:p>
          </draw:text-box>
        </draw:frame>
      </draw:page>
      <draw:page draw:name="page3" draw:style-name="dp1" draw:master-page-name="master-page20">
        <draw:frame draw:style-name="gr1" draw:text-style-name="P2" draw:layer="layout" svg:width="0.388cm" svg:height="0.454cm" svg:x="2.541cm" svg:y="2.5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397cm" svg:height="0.454cm" svg:x="2.541cm" svg:y="3.335cm">
          <draw:text-box>
            <text:p text:style-name="P1"><text:span text:style-name="T1">19)Write command with related option to know the kernel file? </text:span></text:p>
          </draw:text-box>
        </draw:frame>
        <draw:frame draw:style-name="gr1" draw:text-style-name="P2" draw:layer="layout" svg:width="2.978cm" svg:height="0.454cm" svg:x="2.541cm" svg:y="4.131cm">
          <draw:text-box>
            <text:p text:style-name="P1"><text:span text:style-name="T1"><text:s/></text:span><text:span text:style-name="T1">ans:-uname -r </text:span></text:p>
          </draw:text-box>
        </draw:frame>
        <draw:frame draw:style-name="gr1" draw:text-style-name="P2" draw:layer="layout" svg:width="0.388cm" svg:height="0.454cm" svg:x="2.541cm" svg:y="4.9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321cm" svg:height="0.454cm" svg:x="2.541cm" svg:y="5.718cm">
          <draw:text-box>
            <text:p text:style-name="P1"><text:span text:style-name="T1">20)Which file contains the root password? </text:span></text:p>
          </draw:text-box>
        </draw:frame>
        <draw:frame draw:style-name="gr1" draw:text-style-name="P2" draw:layer="layout" svg:width="4.125cm" svg:height="0.454cm" svg:x="2.541cm" svg:y="6.51cm">
          <draw:text-box>
            <text:p text:style-name="P1"><text:span text:style-name="T1">ans:-/etc/passwd file </text:span></text:p>
          </draw:text-box>
        </draw:frame>
        <draw:frame draw:style-name="gr1" draw:text-style-name="P2" draw:layer="layout" svg:width="0.388cm" svg:height="0.454cm" svg:x="2.541cm" svg:y="7.3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77cm" svg:height="0.454cm" svg:x="2.541cm" svg:y="8.097cm">
          <draw:text-box>
            <text:p text:style-name="P1"><text:span text:style-name="T1">21) </text:span></text:p>
          </draw:text-box>
        </draw:frame>
        <draw:frame draw:style-name="gr1" draw:text-style-name="P2" draw:layer="layout" svg:width="14.319cm" svg:height="0.454cm" svg:x="2.541cm" svg:y="8.889cm">
          <draw:text-box>
            <text:p text:style-name="P1"><text:span text:style-name="T1">i.Write a command to display the fields: <text:s text:c="9"/>Name,Department,Salary? </text:span></text:p>
          </draw:text-box>
        </draw:frame>
        <draw:frame draw:style-name="gr1" draw:text-style-name="P2" draw:layer="layout" svg:width="6.919cm" svg:height="0.454cm" svg:x="2.541cm" svg:y="9.686cm">
          <draw:text-box>
            <text:p text:style-name="P1"><text:span text:style-name="T1">ans:-awk '{print $2,$4,$6}'emp.1s </text:span></text:p>
          </draw:text-box>
        </draw:frame>
        <draw:frame draw:style-name="gr1" draw:text-style-name="P2" draw:layer="layout" svg:width="0.388cm" svg:height="0.454cm" svg:x="2.541cm" svg:y="10.4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951cm" svg:height="0.454cm" svg:x="2.541cm" svg:y="11.274cm">
          <draw:text-box>
            <text:p text:style-name="P1"><text:span text:style-name="T1">ii.What is the output of cut -d\| -f 2,3 emp.1st </text:span></text:p>
          </draw:text-box>
        </draw:frame>
        <draw:frame draw:style-name="gr1" draw:text-style-name="P2" draw:layer="layout" svg:width="4.058cm" svg:height="0.454cm" svg:x="2.541cm" svg:y="12.065cm">
          <draw:text-box>
            <text:p text:style-name="P1"><text:span text:style-name="T1">ans:- a.k.shukla|g.m </text:span></text:p>
          </draw:text-box>
        </draw:frame>
        <draw:frame draw:style-name="gr1" draw:text-style-name="P2" draw:layer="layout" svg:width="3.825cm" svg:height="0.454cm" svg:x="2.541cm" svg:y="12.857cm">
          <draw:text-box>
            <text:p text:style-name="P1"><text:span text:style-name="T1">jai sharma|director </text:span></text:p>
          </draw:text-box>
        </draw:frame>
        <draw:frame draw:style-name="gr1" draw:text-style-name="P2" draw:layer="layout" svg:width="4.934cm" svg:height="0.454cm" svg:x="2.541cm" svg:y="13.653cm">
          <draw:text-box>
            <text:p text:style-name="P1"><text:span text:style-name="T1">sumit chakrobarty|d.g.m </text:span></text:p>
          </draw:text-box>
        </draw:frame>
        <draw:frame draw:style-name="gr1" draw:text-style-name="P2" draw:layer="layout" svg:width="4.853cm" svg:height="0.454cm" svg:x="2.541cm" svg:y="14.444cm">
          <draw:text-box>
            <text:p text:style-name="P1"><text:span text:style-name="T1">barun sengupta|director </text:span></text:p>
          </draw:text-box>
        </draw:frame>
        <draw:frame draw:style-name="gr1" draw:text-style-name="P2" draw:layer="layout" svg:width="4.053cm" svg:height="0.454cm" svg:x="2.541cm" svg:y="15.24cm">
          <draw:text-box>
            <text:p text:style-name="P1"><text:span text:style-name="T1">n.k. gupta|chairman </text:span></text:p>
          </draw:text-box>
        </draw:frame>
        <draw:frame draw:style-name="gr1" draw:text-style-name="P2" draw:layer="layout" svg:width="5.171cm" svg:height="0.454cm" svg:x="2.541cm" svg:y="16.033cm">
          <draw:text-box>
            <text:p text:style-name="P1"><text:span text:style-name="T1">chanchal sanghvi|director </text:span></text:p>
          </draw:text-box>
        </draw:frame>
        <draw:frame draw:style-name="gr1" draw:text-style-name="P2" draw:layer="layout" svg:width="4.036cm" svg:height="0.454cm" svg:x="2.541cm" svg:y="16.828cm">
          <draw:text-box>
            <text:p text:style-name="P1"><text:span text:style-name="T1">karuna ganguly|g.m </text:span></text:p>
          </draw:text-box>
        </draw:frame>
        <draw:frame draw:style-name="gr1" draw:text-style-name="P2" draw:layer="layout" svg:width="4.591cm" svg:height="0.454cm" svg:x="2.541cm" svg:y="17.62cm">
          <draw:text-box>
            <text:p text:style-name="P1"><text:span text:style-name="T1">s.n. dasgopul|manager </text:span></text:p>
          </draw:text-box>
        </draw:frame>
        <draw:frame draw:style-name="gr1" draw:text-style-name="P2" draw:layer="layout" svg:width="5.366cm" svg:height="0.454cm" svg:x="2.541cm" svg:y="18.412cm">
          <draw:text-box>
            <text:p text:style-name="P1"><text:span text:style-name="T1">jayant Choudary|executive </text:span></text:p>
          </draw:text-box>
        </draw:frame>
        <draw:frame draw:style-name="gr1" draw:text-style-name="P2" draw:layer="layout" svg:width="4.621cm" svg:height="0.454cm" svg:x="2.541cm" svg:y="19.208cm">
          <draw:text-box>
            <text:p text:style-name="P1"><text:span text:style-name="T1">anil aggarwal|manager </text:span></text:p>
          </draw:text-box>
        </draw:frame>
        <draw:frame draw:style-name="gr1" draw:text-style-name="P2" draw:layer="layout" svg:width="4.519cm" svg:height="0.454cm" svg:x="2.541cm" svg:y="19.999cm">
          <draw:text-box>
            <text:p text:style-name="P1"><text:span text:style-name="T1">lalit chowdury|director </text:span></text:p>
          </draw:text-box>
        </draw:frame>
        <draw:frame draw:style-name="gr1" draw:text-style-name="P2" draw:layer="layout" svg:width="4.384cm" svg:height="0.454cm" svg:x="2.541cm" svg:y="20.795cm">
          <draw:text-box>
            <text:p text:style-name="P1"><text:span text:style-name="T1">shyam saksena|d.g.m </text:span></text:p>
          </draw:text-box>
        </draw:frame>
        <draw:frame draw:style-name="gr1" draw:text-style-name="P2" draw:layer="layout" svg:width="5.04cm" svg:height="0.454cm" svg:x="2.541cm" svg:y="21.587cm">
          <draw:text-box>
            <text:p text:style-name="P1"><text:span text:style-name="T1">sudhir agarwal|executive </text:span></text:p>
          </draw:text-box>
        </draw:frame>
        <draw:frame draw:style-name="gr1" draw:text-style-name="P2" draw:layer="layout" svg:width="3.245cm" svg:height="0.454cm" svg:x="2.541cm" svg:y="22.384cm">
          <draw:text-box>
            <text:p text:style-name="P1"><text:span text:style-name="T1">j.b. saxena|g.m. </text:span></text:p>
          </draw:text-box>
        </draw:frame>
        <draw:frame draw:style-name="gr1" draw:text-style-name="P2" draw:layer="layout" svg:width="3.495cm" svg:height="0.454cm" svg:x="2.541cm" svg:y="23.175cm">
          <draw:text-box>
            <text:p text:style-name="P1"><text:span text:style-name="T1">v.k. agarwal|g.m. </text:span></text:p>
          </draw:text-box>
        </draw:frame>
        <draw:frame draw:style-name="gr1" draw:text-style-name="P2" draw:layer="layout" svg:width="8.896cm" svg:height="0.454cm" svg:x="2.541cm" svg:y="23.967cm">
          <draw:text-box>
            <text:p text:style-name="P1"><text:span text:style-name="T1">iii.What is the ouput of sort -t"|" -k 2 emp.1st </text:span></text:p>
          </draw:text-box>
        </draw:frame>
        <draw:frame draw:style-name="gr1" draw:text-style-name="P2" draw:layer="layout" svg:width="3.74cm" svg:height="0.454cm" svg:x="2.541cm" svg:y="24.763cm">
          <draw:text-box>
            <text:p text:style-name="P1"><text:span text:style-name="T1">ans:-pipe dquote&gt; </text:span></text:p>
          </draw:text-box>
        </draw:frame>
        <draw:frame draw:style-name="gr1" draw:text-style-name="P2" draw:layer="layout" svg:width="11.415cm" svg:height="0.454cm" svg:x="2.541cm" svg:y="25.554cm">
          <draw:text-box>
            <text:p text:style-name="P1"><text:span text:style-name="T1">iv.Write a command to sort text based on fifth field (DOB) </text:span></text:p>
          </draw:text-box>
        </draw:frame>
        <draw:frame draw:style-name="gr1" draw:text-style-name="P2" draw:layer="layout" svg:width="4.413cm" svg:height="0.454cm" svg:x="2.541cm" svg:y="26.35cm">
          <draw:text-box>
            <text:p text:style-name="P1"><text:span text:style-name="T1">ans:-sort -k 6 emp.1st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6T17:42:39.971725414</dc:date>
    <meta:editing-duration>PT1M29S</meta:editing-duration>
    <meta:editing-cycles>1</meta:editing-cycles>
    <meta:document-statistic meta:object-count="95"/>
    <meta:generator>LibreOffice/6.4.6.2$Linux_X86_64 LibreOffice_project/40$Build-2</meta:generator>
  </office:meta>
</office:document-meta>
</file>